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70000013B03ED39091EDCBB12.png" manifest:media-type="image/png"/>
  <manifest:file-entry manifest:full-path="Pictures/1000020100000154000001181A6290A13BF31D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eeeee" draw:textarea-horizontal-align="justify" draw:textarea-vertical-align="middle" draw:auto-grow-height="false" fo:min-height="2.604cm" fo:min-width="3.681cm" fo:wrap-option="no-wrap"/>
    </style:style>
    <style:style style:name="gr2" style:family="graphic" style:parent-style-name="standard">
      <style:graphic-properties draw:fill-color="#009999" draw:textarea-horizontal-align="justify" draw:textarea-vertical-align="middle" draw:auto-grow-height="false" fo:min-height="8.701cm" fo:min-width="10.214cm" fo:wrap-option="no-wrap"/>
    </style:style>
    <style:style style:name="gr3" style:family="graphic" style:parent-style-name="standard">
      <style:graphic-properties draw:fill-color="#ffffff" draw:textarea-horizontal-align="justify" draw:textarea-vertical-align="middle" draw:auto-grow-height="false" fo:min-height="2.994cm" fo:min-width="4.204cm" fo:wrap-option="no-wrap"/>
    </style:style>
    <style:style style:name="gr4" style:family="graphic" style:parent-style-name="standard" style:list-style-name="L2">
      <style:graphic-properties draw:stroke="solid" svg:stroke-width="0.026cm" svg:stroke-color="#000000" draw:stroke-linejoin="miter" draw:fill="solid" draw:fill-color="#bbe0e3" draw:textarea-vertical-align="middle" draw:auto-grow-height="false" draw:fit-to-size="false" fo:min-height="1.677cm" fo:min-width="3.144cm" fo:padding-top="0.114cm" fo:padding-bottom="0.114cm" fo:padding-left="0.228cm" fo:padding-right="0.228cm" fo:wrap-option="no-wrap"/>
    </style:style>
    <style:style style:name="gr5"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6" style:family="graphic" style:parent-style-name="standard">
      <style:graphic-properties draw:stroke="solid" svg:stroke-width="0.053cm" svg:stroke-color="#000000" draw:marker-start-width="0.24cm" draw:marker-end="msArrowEnd_20_5" draw:marker-end-width="0.25cm" draw:marker-end-center="false" draw:stroke-linejoin="round" draw:fill="none" draw:textarea-horizontal-align="center" draw:textarea-vertical-align="top" draw:auto-grow-height="false" draw:fit-to-size="false" fo:padding-top="0.127cm" fo:padding-bottom="0.127cm" fo:padding-left="0.241cm" fo:padding-right="0.241cm" fo:wrap-option="wrap"/>
    </style:style>
    <style:style style:name="gr7"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8" style:family="graphic" style:parent-style-name="standard" style:list-style-name="L2">
      <style:graphic-properties draw:stroke="solid" svg:stroke-width="0.026cm" svg:stroke-color="#000000" draw:stroke-linejoin="miter" draw:fill="none" draw:textarea-vertical-align="top" draw:auto-grow-height="true" draw:fit-to-size="false" fo:min-height="0cm" fo:min-width="0cm" fo:padding-top="0.114cm" fo:padding-bottom="0.114cm" fo:padding-left="0.228cm" fo:padding-right="0.228cm" fo:wrap-option="no-wrap"/>
    </style:style>
    <style:style style:name="gr9" style:family="graphic" style:parent-style-name="standard" style:list-style-name="L2">
      <style:graphic-properties draw:stroke="solid" svg:stroke-width="0.026cm" svg:stroke-color="#000000" draw:stroke-linejoin="miter" draw:fill="none" draw:textarea-vertical-align="top" draw:auto-grow-height="true" draw:fit-to-size="false" fo:min-height="0cm" fo:min-width="0cm" fo:padding-top="0.114cm" fo:padding-bottom="0.114cm" fo:padding-left="0.228cm" fo:padding-right="0.228cm" fo:wrap-option="no-wrap"/>
    </style:style>
    <style:style style:name="gr10" style:family="graphic" style:parent-style-name="Objektum_20_kitöltés_20_és_20_vonal_20_nélkül">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solid" draw:fill-color="#ff6666" draw:textarea-vertical-align="middle" draw:auto-grow-height="false" draw:fit-to-size="false" fo:min-height="0.072cm" fo:min-width="0cm" fo:padding-top="0.114cm" fo:padding-bottom="0.114cm" fo:padding-left="0.228cm" fo:padding-right="0.228cm" fo:wrap-option="no-wrap"/>
    </style:style>
    <style:style style:name="gr12" style:family="graphic" style:parent-style-name="standard">
      <style:graphic-properties draw:stroke="none" svg:stroke-width="0cm" draw:fill="solid" draw:fill-color="#000000" draw:textarea-vertical-align="middle" draw:auto-grow-height="false" draw:fit-to-size="false" fo:min-height="0.072cm" fo:min-width="0cm" fo:padding-top="0.114cm" fo:padding-bottom="0.114cm" fo:padding-left="0.228cm" fo:padding-right="0.228cm" fo:wrap-option="no-wrap"/>
    </style:style>
    <style:style style:name="gr1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221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16" style:family="graphic" style:parent-style-name="standard">
      <style:graphic-properties draw:stroke="none" svg:stroke-width="0cm" draw:fill="solid" draw:fill-color="#999999" draw:textarea-vertical-align="middle" draw:auto-grow-height="false" draw:fit-to-size="false" fo:min-height="0.072cm" fo:min-width="0cm" fo:padding-top="0.114cm" fo:padding-bottom="0.114cm" fo:padding-left="0.228cm" fo:padding-right="0.228cm" fo:wrap-option="no-wrap"/>
    </style:style>
    <style:style style:name="gr1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draw:fit-to-size="false" fo:padding-top="0.114cm" fo:padding-bottom="0.114cm" fo:padding-left="0.228cm" fo:padding-right="0.228cm" fo:wrap-option="wrap"/>
    </style:style>
    <style:style style:name="gr18"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19"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20" style:family="graphic" style:parent-style-name="standard">
      <style:graphic-properties draw:stroke="none" svg:stroke-color="#000000" draw:fill="none" draw:fill-color="#ffffff" draw:auto-grow-height="true" draw:auto-grow-width="false" fo:max-height="0cm" fo:min-height="1.112cm"/>
    </style:style>
    <style:style style:name="gr21" style:family="graphic" style:parent-style-name="standard">
      <style:graphic-properties draw:stroke="none" svg:stroke-color="#000000" draw:fill="none" draw:fill-color="#ffffff" draw:auto-grow-height="true" draw:auto-grow-width="false" fo:max-height="0cm" fo:min-height="0.767cm"/>
    </style:style>
    <style:style style:name="gr22" style:family="graphic">
      <style:graphic-properties style:protect="size"/>
    </style:style>
    <style:style style:name="pr1" style:family="presentation" style:parent-style-name="Alapértelmezett-notes">
      <style:graphic-properties draw:fill-color="#ffffff" fo:min-height="13.364cm"/>
    </style:style>
    <style:style style:name="P1" style:family="paragraph">
      <loext:graphic-properties draw:fill-color="#eeeeee"/>
      <style:paragraph-properties fo:text-align="center"/>
    </style:style>
    <style:style style:name="P2" style:family="paragraph">
      <loext:graphic-properties draw:fill-color="#009999"/>
      <style:paragraph-properties fo:text-align="center"/>
    </style:style>
    <style:style style:name="P3" style:family="paragraph">
      <loext:graphic-properties draw:fill-color="#ffffff"/>
      <style:paragraph-properties fo:text-align="center"/>
    </style:style>
    <style:style style:name="P4" style:family="paragraph">
      <style:paragraph-properties fo:margin-top="0cm" fo:margin-bottom="0cm" fo:line-height="90%" fo:text-align="center" style:punctuation-wrap="simple" style:writing-mode="lr-tb"/>
    </style:style>
    <style:style style:name="P5" style:family="paragraph">
      <loext:graphic-properties draw:fill="solid" draw:fill-color="#bbe0e3"/>
      <style:paragraph-properties fo:margin-top="0cm" fo:margin-bottom="0cm" fo:line-height="90%" fo:text-align="center" style:punctuation-wrap="simple" style:writing-mode="lr-tb" style:font-independent-line-spacing="true"/>
      <style:text-properties fo:font-size="24pt"/>
    </style:style>
    <style:style style:name="P6" style:family="paragraph">
      <loext:graphic-properties draw:fill="none"/>
      <style:paragraph-properties fo:margin-top="0cm" fo:margin-bottom="0cm" fo:line-height="90%" fo:text-align="center" style:punctuation-wrap="simple" style:writing-mode="lr-tb" style:font-independent-line-spacing="true"/>
      <style:text-properties fo:font-size="24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90%" fo:text-align="start" style:punctuation-wrap="simple" style:writing-mode="lr-tb"/>
    </style:style>
    <style:style style:name="P9" style:family="paragraph">
      <loext:graphic-properties draw:fill="none"/>
      <style:paragraph-properties fo:margin-top="0cm" fo:margin-bottom="0cm" fo:line-height="90%" fo:text-align="start" style:punctuation-wrap="simple" style:writing-mode="lr-tb" style:font-independent-line-spacing="true"/>
      <style:text-properties fo:font-size="24pt"/>
    </style:style>
    <style:style style:name="P10" style:family="paragraph">
      <loext:graphic-properties draw:fill="none"/>
      <style:paragraph-properties fo:text-align="center"/>
    </style:style>
    <style:style style:name="P11" style:family="paragraph">
      <loext:graphic-properties draw:fill="solid" draw:fill-color="#ff6666"/>
      <style:paragraph-properties fo:text-align="start" style:font-independent-line-spacing="true"/>
      <style:text-properties fo:font-size="18pt"/>
    </style:style>
    <style:style style:name="P12" style:family="paragraph">
      <loext:graphic-properties draw:fill="solid" draw:fill-color="#000000"/>
      <style:paragraph-properties fo:text-align="start" style:font-independent-line-spacing="true"/>
      <style:text-properties fo:font-size="18pt"/>
    </style:style>
    <style:style style:name="P13" style:family="paragraph">
      <loext:graphic-properties draw:fill="none" draw:fill-color="#ffffff"/>
    </style:style>
    <style:style style:name="P14" style:family="paragraph">
      <loext:graphic-properties draw:fill="solid" draw:fill-color="#999999"/>
      <style:paragraph-properties fo:text-align="start" style:font-independent-line-spacing="true"/>
      <style:text-properties fo:font-size="18pt"/>
    </style:style>
    <style:style style:name="P15" style:family="paragraph">
      <loext:graphic-properties draw:fill="none" draw:fill-color="#ffffff"/>
      <style:text-properties style:font-name="Bitstream Charter" fo:font-size="24pt" fo:font-weight="bold" style:font-size-asian="24pt" style:font-weight-asian="bold" style:font-size-complex="24pt" style:font-weight-complex="bold"/>
    </style:style>
    <style:style style:name="P16" style:family="paragraph">
      <loext:graphic-properties draw:fill="none" draw:fill-color="#ffffff"/>
      <style:text-properties style:font-name="Bitstream Charter" fo:font-weight="bold" style:font-weight-asian="bold" style:font-weight-complex="bold"/>
    </style:style>
    <style:style style:name="P17"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 style:family="text">
      <style:text-properties style:font-name="Bitstream Charter" fo:font-size="24pt" fo:font-weight="bold" style:font-size-asian="24pt" style:font-weight-asian="bold" style:font-size-complex="24pt" style:font-weight-complex="bold"/>
    </style:style>
    <style:style style:name="T5" style:family="text">
      <style:text-properties style:font-name="Bitstream Charte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apértelmezett" presentation:presentation-page-layout-name="AL1T0">
        <draw:custom-shape draw:style-name="gr1" draw:text-style-name="P1" draw:layer="layout" svg:width="6.399cm" svg:height="4.4cm" svg:x="7.002cm" svg:y="11.2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6.4cm" svg:height="13.8cm" svg:x="11.5cm" svg:y="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7.2cm" svg:height="5cm" svg:x="2.201cm" svg:y="15.0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13" draw:style-name="gr4" draw:text-style-name="P5" draw:layer="layout" svg:width="3.599cm" svg:height="1.904cm" svg:x="19.601cm" svg:y="3.519cm">
          <text:p text:style-name="P4"><text:span text:style-name="T1">STUN</text:span></text:p>
          <text:p text:style-name="P4"><text:span text:style-name="T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5" draw:text-style-name="P6" draw:layer="layout" svg:width="3.6cm" svg:height="1.19cm" svg:x="7.6cm" svg:y="7.4cm">
          <text:p text:style-name="P4"><text:span text:style-name="T2">Alice reflexive:</text:span></text:p>
          <text:p text:style-name="P4"><text:span text:style-name="T2">192.0.2.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6" draw:text-style-name="P7" draw:layer="layout" svg:x1="5.201cm" svg:y1="16.668cm" svg:x2="19.401cm" svg:y2="4.601cm">
          <text:p/>
        </draw:line>
        <draw:line draw:name="Line 26" draw:style-name="gr6" draw:text-style-name="P7" draw:layer="layout" svg:x1="19.601cm" svg:y1="4.823cm" svg:x2="5.423cm" svg:y2="16.801cm">
          <text:p/>
        </draw:line>
        <draw:custom-shape draw:name="Text Box 28" draw:style-name="gr7" draw:text-style-name="P6" draw:layer="layout" svg:width="4cm" svg:height="1.192cm" svg:x="3.201cm" svg:y="11.801cm">
          <text:p text:style-name="P4"><text:span text:style-name="T2">Not relevant</text:span></text:p>
          <text:p text:style-name="P4"><text:span text:style-name="T2">External I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8" draw:text-style-name="P9" draw:layer="layout" svg:width="2.411cm" svg:height="1.351cm" svg:x="13.89cm" svg:y="5.857cm">
          <text:p text:style-name="P8"><text:span text:style-name="T3">Binding</text:span></text:p>
          <text:p text:style-name="P8"><text:span text:style-name="T3">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9" draw:text-style-name="P9" draw:layer="layout" svg:width="6.098cm" svg:height="1.353cm" svg:x="17.132cm" svg:y="7.001cm">
          <text:p text:style-name="P8"><text:span text:style-name="T3">Binding Response</text:span><text:span text:style-name="T3"><text:line-break/></text:span><text:span text:style-name="T3">reflexive=192.0.2.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0" draw:layer="layout" svg:width="2.395cm" svg:height="1.972cm" svg:x="6cm" svg:y="13.6cm">
          <draw:image xlink:href="Pictures/1000020100000154000001181A6290A13BF31D59.png" xlink:type="simple" xlink:show="embed" xlink:actuate="onLoad">
            <text:p/>
          </draw:image>
        </draw:frame>
        <draw:frame draw:style-name="gr10" draw:text-style-name="P10" draw:layer="layout" svg:width="3.081cm" svg:height="2.133cm" svg:x="3.92cm" svg:y="16.668cm">
          <draw:image xlink:href="Pictures/10000201000001C70000013B03ED39091EDCBB12.png" xlink:type="simple" xlink:show="embed" xlink:actuate="onLoad">
            <text:p/>
          </draw:image>
        </draw:frame>
        <draw:custom-shape draw:name="Oval 22" draw:style-name="gr11" draw:text-style-name="P11" draw:layer="layout" svg:width="0.422cm" svg:height="0.422cm" svg:x="5.001cm" svg:y="16.5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0" draw:text-style-name="P10" draw:layer="layout" svg:width="2.395cm" svg:height="1.972cm" svg:x="10.601cm" svg:y="9.829cm">
          <draw:image xlink:href="Pictures/1000020100000154000001181A6290A13BF31D59.png" xlink:type="simple" xlink:show="embed" xlink:actuate="onLoad">
            <text:p/>
          </draw:image>
        </draw:frame>
        <draw:custom-shape draw:name="Oval 22" draw:style-name="gr11" draw:text-style-name="P11" draw:layer="layout" svg:width="0.422cm" svg:height="0.422cm" svg:x="11.879cm" svg:y="10.7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2" draw:text-style-name="P12" draw:layer="layout" svg:width="0.422cm" svg:height="0.422cm" svg:x="19.401cm" svg:y="4.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3" draw:text-style-name="P13" draw:layer="layout" svg:width="1.721cm" svg:height="0.962cm" svg:x="11.08cm" svg:y="11.639cm">
          <draw:text-box>
            <text:p>NAT</text:p>
          </draw:text-box>
        </draw:frame>
        <draw:frame draw:style-name="gr14" draw:text-style-name="P13" draw:layer="layout" svg:width="1.721cm" svg:height="0.962cm" svg:x="6.58cm" svg:y="15.501cm">
          <draw:text-box>
            <text:p>NAT</text:p>
          </draw:text-box>
        </draw:frame>
        <draw:frame draw:style-name="gr15" draw:text-style-name="P13" draw:layer="layout" svg:width="1.874cm" svg:height="0.962cm" svg:x="4.327cm" svg:y="18.439cm">
          <draw:text-box>
            <text:p>Alice</text:p>
          </draw:text-box>
        </draw:frame>
        <draw:custom-shape draw:name="Oval 22" draw:style-name="gr16" draw:text-style-name="P14" draw:layer="layout" svg:width="0.422cm" svg:height="0.422cm" svg:x="7.401cm" svg:y="1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17" draw:text-style-name="P7" draw:layer="layout" svg:x1="5.201cm" svg:y1="12.993cm" svg:x2="7.401cm" svg:y2="14.601cm">
          <text:p/>
        </draw:line>
        <draw:line draw:name="Line 21" draw:style-name="gr17" draw:text-style-name="P7" draw:layer="layout" svg:x1="10.8cm" svg:y1="8.4cm" svg:x2="12cm" svg:y2="10.701cm">
          <text:p/>
        </draw:line>
        <draw:line draw:name="Line 27" draw:style-name="gr17" draw:text-style-name="P7" draw:layer="layout" svg:x1="2.001cm" svg:y1="15.601cm" svg:x2="4.595cm" svg:y2="16.583cm">
          <text:p/>
        </draw:line>
        <draw:custom-shape draw:name="Text Box 28" draw:style-name="gr18" draw:text-style-name="P6" draw:layer="layout" svg:width="4cm" svg:height="1.192cm" svg:x="-0.199cm" svg:y="14.509cm">
          <text:p text:style-name="P4"><text:span text:style-name="T2">Alice host:</text:span></text:p>
          <text:p text:style-name="P4"><text:span text:style-name="T2">10.0.0.1: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9" draw:text-style-name="P9" draw:layer="layout" svg:width="4.578cm" svg:height="1.19cm" svg:x="16.223cm" svg:y="2.811cm">
          <text:p text:style-name="P8"><text:span text:style-name="T2">STUN Service I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17" draw:text-style-name="P7" draw:layer="layout" svg:x1="18.001cm" svg:y1="3.601cm" svg:x2="19.401cm" svg:y2="4.401cm">
          <text:p/>
        </draw:line>
        <draw:frame draw:style-name="gr20" draw:text-style-name="P15" draw:layer="layout" svg:width="5cm" svg:height="1.362cm" svg:x="17.701cm" svg:y="14.401cm">
          <draw:text-box>
            <text:p><text:span text:style-name="T4">INTERNET</text:span></text:p>
          </draw:text-box>
        </draw:frame>
        <draw:frame draw:style-name="gr21" draw:text-style-name="P16" draw:layer="layout" svg:width="1.9cm" svg:height="1.017cm" svg:x="4.6cm" svg:y="19.901cm">
          <draw:text-box>
            <text:p><text:span text:style-name="T5">LAN</text:span></text:p>
          </draw:text-box>
        </draw:frame>
        <presentation:notes draw:style-name="dp2">
          <draw:page-thumbnail draw:style-name="gr22" draw:layer="layout" svg:width="14.848cm" svg:height="11.136cm" svg:x="3.075cm" svg:y="2.257cm" draw:page-number="1"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shrink-to-fit">
        <text:list-style style:name="Alapértelmez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top="0.4cm" fo:margin-bottom="0cm"/>
      <style:text-properties fo:font-size="28pt" style:font-size-asian="28pt" style:font-size-complex="28pt"/>
    </style:style>
    <style:style style:name="Alapértelmezett-outline3" style:family="presentation" style:parent-style-name="Alapértelmezett-outline2">
      <style:paragraph-properties fo:margin-top="0.3cm" fo:margin-bottom="0cm"/>
      <style:text-properties fo:font-size="24pt" style:font-size-asian="24pt" style:font-size-complex="24pt"/>
    </style:style>
    <style:style style:name="Alapértelmezett-outline4" style:family="presentation" style:parent-style-name="Alapértelmezett-outline3">
      <style:paragraph-properties fo:margin-top="0.2cm" fo:margin-bottom="0cm"/>
      <style:text-properties fo:font-size="20pt" style:font-size-asian="20pt" style:font-size-complex="20pt"/>
    </style:style>
    <style:style style:name="Alapértelmezett-outline5" style:family="presentation" style:parent-style-name="Alapértelmezett-outline4">
      <style:paragraph-properties fo:margin-top="0.1cm" fo:margin-bottom="0cm"/>
      <style:text-properties fo:font-size="20pt" style:font-size-asian="20pt" style:font-size-complex="20pt"/>
    </style:style>
    <style:style style:name="Alapértelmezett-outline6" style:family="presentation" style:parent-style-name="Alapértelmezett-outline5">
      <style:paragraph-properties fo:margin-top="0.1cm" fo:margin-bottom="0cm"/>
      <style:text-properties fo:font-size="20pt" style:font-size-asian="20pt" style:font-size-complex="20pt"/>
    </style:style>
    <style:style style:name="Alapértelmezett-outline7" style:family="presentation" style:parent-style-name="Alapértelmezett-outline6">
      <style:paragraph-properties fo:margin-top="0.1cm" fo:margin-bottom="0cm"/>
      <style:text-properties fo:font-size="20pt" style:font-size-asian="20pt" style:font-size-complex="20pt"/>
    </style:style>
    <style:style style:name="Alapértelmezett-outline8" style:family="presentation" style:parent-style-name="Alapértelmezett-outline7">
      <style:paragraph-properties fo:margin-top="0.1cm" fo:margin-bottom="0cm"/>
      <style:text-properties fo:font-size="20pt" style:font-size-asian="20pt" style:font-size-complex="20pt"/>
    </style:style>
    <style:style style:name="Alapértelmezett-outline9" style:family="presentation" style:parent-style-name="Alapértelmezett-outline8">
      <style:paragraph-properties fo:margin-top="0.1cm" fo:margin-bottom="0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lapértelmezett-backgroundobjects">
      <style:graphic-properties draw:stroke="none" draw:fill="none" draw:fill-color="#ffffff" draw:auto-grow-height="false" fo:min-height="1.449cm"/>
    </style:style>
    <style:style style:name="Mpr2" style:family="presentation" style:parent-style-name="Alapértelmezett-backgroundobjects">
      <style:graphic-properties draw:stroke="none" draw:fill="none" draw:fill-color="#ffffff" draw:auto-grow-height="false" fo:min-height="1.485cm"/>
    </style:style>
    <style:style style:name="Mpr3" style:family="presentation" style:parent-style-name="Alapértelmezet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zám&gt;</text:page-number></text:span></text:p>
        </draw:text-box>
      </draw:frame>
    </style:handout-master>
    <style:master-page style:name="Alapértelmezett" style:page-layout-name="PM1" draw:style-name="Mdp1">
      <draw:frame presentation:style-name="Alapértelmezett-title" draw:layer="backgroundobjects" svg:width="25.199cm" svg:height="3.506cm" svg:x="1.4cm" svg:y="0.837cm" presentation:class="title" presentation:placeholder="true">
        <draw:text-box/>
      </draw:frame>
      <draw:frame presentation:style-name="Alapértelmezet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szám&gt;</text:page-number></text:span></text:p>
        </draw:text-box>
      </draw:frame>
      <presentation:notes style:page-layout-name="PM0">
        <draw:page-thumbnail presentation:style-name="Alapértelmezett-title" draw:layer="backgroundobjects" svg:width="14.848cm" svg:height="11.136cm" svg:x="3.075cm" svg:y="2.257cm" presentation:class="page"/>
        <draw:frame presentation:style-name="Alapértelmezet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zám&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5T08:42:20.683301817</meta:creation-date>
    <dc:date>2018-02-17T16:50:52.531360102</dc:date>
    <meta:editing-duration>PT4M1S</meta:editing-duration>
    <meta:editing-cycles>4</meta:editing-cycles>
    <meta:generator>LibreOffice/5.1.6.2$Linux_X86_64 LibreOffice_project/10m0$Build-2</meta:generator>
    <meta:document-statistic meta:object-count="51"/>
  </office:meta>
</office:document-meta>
</file>